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ader.setXMLIntrospector( XML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setReadConfiguration(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register( Class beanClass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Reader.mak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deregisterBeanClas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setBindingConfiguration( BindingConfiguration binding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ader.addBeanCreateRule( String path , ElementDescriptor elementDescriptor , Class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Reader.getRea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Bean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registerBeanClass( Class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Reader.flushRegisteredBea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BeanRead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ader.getMatch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BeanRead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ader.getBind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registerBeanClass( String path , Class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Reader.registerMultiMapping( InputSource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Reader.setMatchIDs( boolean match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get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ader.registerBeanClass( InputSource mapping , Class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